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479" officeooo:paragraph-rsid="0008f479"/>
    </style:style>
    <style:style style:name="P2" style:family="paragraph" style:parent-style-name="Standard">
      <style:text-properties officeooo:rsid="00091206" officeooo:paragraph-rsid="00091206"/>
    </style:style>
    <style:style style:name="P3" style:family="paragraph" style:parent-style-name="Standard">
      <style:text-properties officeooo:rsid="000adb7c" officeooo:paragraph-rsid="000adb7c"/>
    </style:style>
    <style:style style:name="P4" style:family="paragraph" style:parent-style-name="Standard">
      <style:text-properties officeooo:rsid="000c0282" officeooo:paragraph-rsid="000c0282"/>
    </style:style>
    <style:style style:name="P5" style:family="paragraph" style:parent-style-name="Standard">
      <style:text-properties officeooo:rsid="000d1050" officeooo:paragraph-rsid="000d1050"/>
    </style:style>
    <style:style style:name="P6" style:family="paragraph" style:parent-style-name="Standard">
      <style:text-properties officeooo:paragraph-rsid="000d1050"/>
    </style:style>
    <style:style style:name="P7" style:family="paragraph" style:parent-style-name="Standard">
      <style:text-properties officeooo:rsid="000d5c78" officeooo:paragraph-rsid="000d5c78"/>
    </style:style>
    <style:style style:name="P8" style:family="paragraph" style:parent-style-name="Standard">
      <style:text-properties officeooo:rsid="000eb00d" officeooo:paragraph-rsid="000eb00d"/>
    </style:style>
    <style:style style:name="P9" style:family="paragraph" style:parent-style-name="Standard">
      <style:text-properties officeooo:rsid="000f1cf1" officeooo:paragraph-rsid="000f1cf1"/>
    </style:style>
    <style:style style:name="P10" style:family="paragraph" style:parent-style-name="Standard">
      <style:text-properties officeooo:rsid="000fd4fb" officeooo:paragraph-rsid="000fd4fb"/>
    </style:style>
    <style:style style:name="P11" style:family="paragraph" style:parent-style-name="Standard">
      <style:text-properties officeooo:rsid="00112dee" officeooo:paragraph-rsid="00112dee"/>
    </style:style>
    <style:style style:name="P12" style:family="paragraph" style:parent-style-name="Standard">
      <style:text-properties officeooo:rsid="0011ca22" officeooo:paragraph-rsid="0011ca22"/>
    </style:style>
    <style:style style:name="P13" style:family="paragraph" style:parent-style-name="Standard">
      <style:text-properties officeooo:rsid="00151d40" officeooo:paragraph-rsid="00151d40"/>
    </style:style>
    <style:style style:name="P14" style:family="paragraph" style:parent-style-name="Standard">
      <style:text-properties officeooo:rsid="00175ea9" officeooo:paragraph-rsid="00175ea9"/>
    </style:style>
    <style:style style:name="P15" style:family="paragraph" style:parent-style-name="Standard">
      <style:text-properties officeooo:rsid="001773fa" officeooo:paragraph-rsid="001773fa"/>
    </style:style>
    <style:style style:name="P16" style:family="paragraph" style:parent-style-name="Standard">
      <style:text-properties officeooo:rsid="0018e6ef" officeooo:paragraph-rsid="0018e6ef"/>
    </style:style>
    <style:style style:name="P17" style:family="paragraph" style:parent-style-name="Standard">
      <style:text-properties officeooo:rsid="0019d7c4" officeooo:paragraph-rsid="0019d7c4"/>
    </style:style>
    <style:style style:name="P18" style:family="paragraph" style:parent-style-name="Standard">
      <style:text-properties officeooo:rsid="001ca6fc" officeooo:paragraph-rsid="001ca6fc"/>
    </style:style>
    <style:style style:name="P19" style:family="paragraph" style:parent-style-name="Standard">
      <style:text-properties officeooo:rsid="001dde71" officeooo:paragraph-rsid="001dde71"/>
    </style:style>
    <style:style style:name="P20" style:family="paragraph" style:parent-style-name="Standard">
      <style:text-properties officeooo:rsid="0020d778" officeooo:paragraph-rsid="0020d778"/>
    </style:style>
    <style:style style:name="P21" style:family="paragraph" style:parent-style-name="Standard">
      <style:text-properties officeooo:rsid="002293cd" officeooo:paragraph-rsid="002293cd"/>
    </style:style>
    <style:style style:name="P22" style:family="paragraph" style:parent-style-name="Standard">
      <style:text-properties officeooo:rsid="0022b2fe" officeooo:paragraph-rsid="0022b2fe"/>
    </style:style>
    <style:style style:name="P23" style:family="paragraph" style:parent-style-name="Standard">
      <style:text-properties officeooo:rsid="00236503" officeooo:paragraph-rsid="00236503"/>
    </style:style>
    <style:style style:name="P24" style:family="paragraph" style:parent-style-name="Standard">
      <style:text-properties officeooo:rsid="00251fe1" officeooo:paragraph-rsid="00251fe1"/>
    </style:style>
    <style:style style:name="P25" style:family="paragraph" style:parent-style-name="Standard">
      <style:text-properties officeooo:rsid="0026630e" officeooo:paragraph-rsid="0026630e"/>
    </style:style>
    <style:style style:name="P26" style:family="paragraph" style:parent-style-name="Standard">
      <style:text-properties officeooo:paragraph-rsid="0026630e"/>
    </style:style>
    <style:style style:name="P27" style:family="paragraph" style:parent-style-name="Standard">
      <style:text-properties officeooo:rsid="0028444d" officeooo:paragraph-rsid="0028444d"/>
    </style:style>
    <style:style style:name="P28" style:family="paragraph" style:parent-style-name="Standard">
      <style:text-properties style:font-name="Liberation Serif"/>
    </style:style>
    <style:style style:name="P29" style:family="paragraph" style:parent-style-name="Standard">
      <style:text-properties style:font-name="Liberation Serif" fo:font-size="12pt" officeooo:rsid="004441ae" officeooo:paragraph-rsid="004441ae" style:font-size-asian="12pt" style:font-size-complex="12pt"/>
    </style:style>
    <style:style style:name="P30" style:family="paragraph" style:parent-style-name="Standard">
      <style:text-properties style:font-name="Liberation Serif" fo:font-size="12pt" officeooo:rsid="00458b16" officeooo:paragraph-rsid="00458b16" style:font-size-asian="12pt" style:font-size-complex="12pt"/>
    </style:style>
    <style:style style:name="P31" style:family="paragraph" style:parent-style-name="Standard">
      <style:text-properties officeooo:paragraph-rsid="00288879"/>
    </style:style>
    <style:style style:name="P32" style:family="paragraph" style:parent-style-name="Standard">
      <style:text-properties officeooo:paragraph-rsid="0029cdeb"/>
    </style:style>
    <style:style style:name="P33" style:family="paragraph" style:parent-style-name="Standard">
      <style:text-properties officeooo:rsid="002bbefd" officeooo:paragraph-rsid="002bbefd"/>
    </style:style>
    <style:style style:name="P34" style:family="paragraph" style:parent-style-name="Standard">
      <style:text-properties officeooo:rsid="002d929b" officeooo:paragraph-rsid="002d929b"/>
    </style:style>
    <style:style style:name="P35" style:family="paragraph" style:parent-style-name="Standard">
      <style:text-properties officeooo:rsid="002d929b" officeooo:paragraph-rsid="002eb1fe"/>
    </style:style>
    <style:style style:name="P36" style:family="paragraph" style:parent-style-name="Standard">
      <style:text-properties officeooo:rsid="002d929b" officeooo:paragraph-rsid="0042ed97"/>
    </style:style>
    <style:style style:name="P37" style:family="paragraph" style:parent-style-name="Standard">
      <style:text-properties officeooo:rsid="002fb998" officeooo:paragraph-rsid="002fb998"/>
    </style:style>
    <style:style style:name="P38" style:family="paragraph" style:parent-style-name="Standard">
      <style:text-properties officeooo:rsid="002fb998" officeooo:paragraph-rsid="00328d6b"/>
    </style:style>
    <style:style style:name="P39" style:family="paragraph" style:parent-style-name="Standard">
      <style:text-properties officeooo:rsid="002fb998" officeooo:paragraph-rsid="00337f2f"/>
    </style:style>
    <style:style style:name="P40" style:family="paragraph" style:parent-style-name="Standard">
      <style:text-properties officeooo:rsid="0033c03e" officeooo:paragraph-rsid="0033c03e"/>
    </style:style>
    <style:style style:name="P41" style:family="paragraph" style:parent-style-name="Standard">
      <style:text-properties officeooo:rsid="00367dbe" officeooo:paragraph-rsid="00367dbe"/>
    </style:style>
    <style:style style:name="P42" style:family="paragraph" style:parent-style-name="Standard">
      <style:text-properties officeooo:rsid="0036c834" officeooo:paragraph-rsid="0036c834"/>
    </style:style>
    <style:style style:name="P43" style:family="paragraph" style:parent-style-name="Standard">
      <style:text-properties officeooo:rsid="00379697" officeooo:paragraph-rsid="00379697"/>
    </style:style>
    <style:style style:name="P44" style:family="paragraph" style:parent-style-name="Standard">
      <style:text-properties officeooo:rsid="003942d2" officeooo:paragraph-rsid="003942d2"/>
    </style:style>
    <style:style style:name="P45" style:family="paragraph" style:parent-style-name="Standard">
      <style:text-properties officeooo:rsid="003ade59" officeooo:paragraph-rsid="003ade59"/>
    </style:style>
    <style:style style:name="P46" style:family="paragraph" style:parent-style-name="Standard">
      <style:text-properties officeooo:rsid="003e02a8" officeooo:paragraph-rsid="004441ae"/>
    </style:style>
    <style:style style:name="P47" style:family="paragraph" style:parent-style-name="Standard">
      <style:text-properties officeooo:rsid="003f5517" officeooo:paragraph-rsid="003f5517"/>
    </style:style>
    <style:style style:name="P48" style:family="paragraph" style:parent-style-name="Standard">
      <style:text-properties officeooo:rsid="004441ae" officeooo:paragraph-rsid="004441ae"/>
    </style:style>
    <style:style style:name="P49" style:family="paragraph" style:parent-style-name="Standard">
      <style:text-properties officeooo:rsid="00458b16" officeooo:paragraph-rsid="00458b16"/>
    </style:style>
    <style:style style:name="P50" style:family="paragraph" style:parent-style-name="Standard">
      <style:text-properties officeooo:rsid="0045b766" officeooo:paragraph-rsid="0045b766"/>
    </style:style>
    <style:style style:name="P51" style:family="paragraph" style:parent-style-name="Standard">
      <style:text-properties officeooo:rsid="00337f2f" officeooo:paragraph-rsid="00337f2f"/>
    </style:style>
    <style:style style:name="P52" style:family="paragraph" style:parent-style-name="Standard">
      <style:text-properties officeooo:rsid="00468e22" officeooo:paragraph-rsid="00468e22"/>
    </style:style>
    <style:style style:name="P53" style:family="paragraph" style:parent-style-name="Standard">
      <style:text-properties officeooo:rsid="0046e1bc" officeooo:paragraph-rsid="0046e1bc"/>
    </style:style>
    <style:style style:name="P54" style:family="paragraph" style:parent-style-name="Standard">
      <style:text-properties officeooo:rsid="0048d8ed" officeooo:paragraph-rsid="0048d8ed"/>
    </style:style>
    <style:style style:name="P55" style:family="paragraph" style:parent-style-name="Standard">
      <style:paragraph-properties>
        <style:tab-stops>
          <style:tab-stop style:position="13.891cm"/>
        </style:tab-stops>
      </style:paragraph-properties>
    </style:style>
    <style:style style:name="P56" style:family="paragraph" style:parent-style-name="Standard">
      <style:text-properties officeooo:rsid="004be8b3" officeooo:paragraph-rsid="004be8b3"/>
    </style:style>
    <style:style style:name="P57" style:family="paragraph" style:parent-style-name="Standard">
      <style:text-properties officeooo:rsid="004c0369" officeooo:paragraph-rsid="004c0369"/>
    </style:style>
    <style:style style:name="P58" style:family="paragraph" style:parent-style-name="Standard">
      <style:text-properties officeooo:rsid="004c5b52" officeooo:paragraph-rsid="004c5b52"/>
    </style:style>
    <style:style style:name="P59" style:family="paragraph" style:parent-style-name="Standard">
      <style:text-properties officeooo:rsid="004d8efe" officeooo:paragraph-rsid="004d8efe"/>
    </style:style>
    <style:style style:name="P60" style:family="paragraph" style:parent-style-name="Standard">
      <style:text-properties officeooo:rsid="004def98" officeooo:paragraph-rsid="004def98"/>
    </style:style>
    <style:style style:name="P61" style:family="paragraph" style:parent-style-name="Standard">
      <style:text-properties officeooo:rsid="004ff371" officeooo:paragraph-rsid="004ff371"/>
    </style:style>
    <style:style style:name="P62" style:family="paragraph" style:parent-style-name="Standard">
      <style:text-properties officeooo:rsid="0051c6e5" officeooo:paragraph-rsid="0051c6e5"/>
    </style:style>
    <style:style style:name="P63" style:family="paragraph" style:parent-style-name="Standard">
      <style:text-properties officeooo:rsid="0052608c" officeooo:paragraph-rsid="0052608c"/>
    </style:style>
    <style:style style:name="P64" style:family="paragraph" style:parent-style-name="Standard">
      <style:text-properties officeooo:rsid="0052fddf" officeooo:paragraph-rsid="0052fddf"/>
    </style:style>
    <style:style style:name="P65" style:family="paragraph" style:parent-style-name="Standard">
      <style:text-properties officeooo:rsid="00539fc4" officeooo:paragraph-rsid="00539fc4"/>
    </style:style>
    <style:style style:name="P66" style:family="paragraph" style:parent-style-name="Standard">
      <style:text-properties officeooo:rsid="005568df" officeooo:paragraph-rsid="005568df"/>
    </style:style>
    <style:style style:name="P67" style:family="paragraph" style:parent-style-name="Standard">
      <style:text-properties officeooo:rsid="0057ce9e" officeooo:paragraph-rsid="0057ce9e"/>
    </style:style>
    <style:style style:name="P68" style:family="paragraph" style:parent-style-name="Standard">
      <style:text-properties officeooo:rsid="005989e0" officeooo:paragraph-rsid="005989e0"/>
    </style:style>
    <style:style style:name="P69" style:family="paragraph" style:parent-style-name="Standard">
      <style:text-properties officeooo:rsid="005a5eec" officeooo:paragraph-rsid="005a5eec"/>
    </style:style>
    <style:style style:name="P70" style:family="paragraph" style:parent-style-name="Standard">
      <style:text-properties officeooo:rsid="005c9700" officeooo:paragraph-rsid="005c9700"/>
    </style:style>
    <style:style style:name="P71" style:family="paragraph" style:parent-style-name="Standard">
      <style:text-properties officeooo:rsid="005d7d93" officeooo:paragraph-rsid="005d7d93"/>
    </style:style>
    <style:style style:name="P72" style:family="paragraph" style:parent-style-name="Standard">
      <style:text-properties officeooo:rsid="005fae2c" officeooo:paragraph-rsid="005fae2c"/>
    </style:style>
    <style:style style:name="P73" style:family="paragraph" style:parent-style-name="Standard">
      <style:text-properties officeooo:rsid="00618ee8" officeooo:paragraph-rsid="00618ee8"/>
    </style:style>
    <style:style style:name="P74" style:family="paragraph" style:parent-style-name="Standard">
      <style:text-properties officeooo:rsid="0061e7e7" officeooo:paragraph-rsid="0061e7e7"/>
    </style:style>
    <style:style style:name="P75" style:family="paragraph" style:parent-style-name="Standard">
      <style:text-properties officeooo:rsid="0063b2e1" officeooo:paragraph-rsid="0063b2e1"/>
    </style:style>
    <style:style style:name="P76" style:family="paragraph" style:parent-style-name="Standard">
      <style:text-properties officeooo:rsid="0064db46" officeooo:paragraph-rsid="0064db46"/>
    </style:style>
    <style:style style:name="P77" style:family="paragraph" style:parent-style-name="Standard">
      <style:text-properties officeooo:rsid="006a39a6" officeooo:paragraph-rsid="006a39a6"/>
    </style:style>
    <style:style style:name="P78" style:family="paragraph" style:parent-style-name="Standard">
      <style:text-properties officeooo:rsid="0066c3d8" officeooo:paragraph-rsid="006866bc"/>
    </style:style>
    <style:style style:name="P79" style:family="paragraph" style:parent-style-name="Standard">
      <style:text-properties officeooo:rsid="006a7ce0" officeooo:paragraph-rsid="006a7ce0"/>
    </style:style>
    <style:style style:name="P80" style:family="paragraph" style:parent-style-name="Standard">
      <style:text-properties officeooo:rsid="006c83bb" officeooo:paragraph-rsid="006c83bb"/>
    </style:style>
    <style:style style:name="P81" style:family="paragraph" style:parent-style-name="Standard">
      <style:text-properties officeooo:rsid="006d659f" officeooo:paragraph-rsid="006d659f"/>
    </style:style>
    <style:style style:name="P82" style:family="paragraph" style:parent-style-name="Standard">
      <style:text-properties officeooo:rsid="00151d40" officeooo:paragraph-rsid="007a1c22"/>
    </style:style>
    <style:style style:name="P83" style:family="paragraph" style:parent-style-name="Standard">
      <style:text-properties officeooo:rsid="00091206" officeooo:paragraph-rsid="00091206"/>
    </style:style>
    <style:style style:name="P84" style:family="paragraph" style:parent-style-name="Standard">
      <style:text-properties officeooo:rsid="00800fdf" officeooo:paragraph-rsid="00800fdf"/>
    </style:style>
    <style:style style:name="P85" style:family="paragraph" style:parent-style-name="Standard">
      <style:text-properties officeooo:rsid="000adb7c" officeooo:paragraph-rsid="000adb7c"/>
    </style:style>
    <style:style style:name="P86" style:family="paragraph" style:parent-style-name="Standard">
      <style:text-properties officeooo:rsid="0081569a" officeooo:paragraph-rsid="0081569a"/>
    </style:style>
    <style:style style:name="P87" style:family="paragraph" style:parent-style-name="Standard">
      <style:text-properties officeooo:rsid="000d5c78" officeooo:paragraph-rsid="000d5c78"/>
    </style:style>
    <style:style style:name="P88" style:family="paragraph" style:parent-style-name="Standard">
      <style:text-properties officeooo:rsid="0082dc51" officeooo:paragraph-rsid="0082dc51"/>
    </style:style>
    <style:style style:name="P89" style:family="paragraph" style:parent-style-name="Standard">
      <style:text-properties officeooo:rsid="000eb00d" officeooo:paragraph-rsid="000eb00d"/>
    </style:style>
    <style:style style:name="P90" style:family="paragraph" style:parent-style-name="Standard">
      <style:text-properties officeooo:rsid="0048d8ed" officeooo:paragraph-rsid="0048d8ed"/>
    </style:style>
    <style:style style:name="P91" style:family="paragraph" style:parent-style-name="Standard">
      <style:text-properties officeooo:rsid="00830987" officeooo:paragraph-rsid="00830987"/>
    </style:style>
    <style:style style:name="P92" style:family="paragraph" style:parent-style-name="Standard">
      <style:text-properties officeooo:rsid="00175ea9" officeooo:paragraph-rsid="00175ea9"/>
    </style:style>
    <style:style style:name="P93" style:family="paragraph" style:parent-style-name="Standard">
      <style:text-properties officeooo:rsid="0084d3a6" officeooo:paragraph-rsid="0084d3a6"/>
    </style:style>
    <style:style style:name="P94" style:family="paragraph" style:parent-style-name="Standard">
      <style:text-properties officeooo:rsid="0086cb33" officeooo:paragraph-rsid="0086cb33"/>
    </style:style>
    <style:style style:name="P95" style:family="paragraph" style:parent-style-name="Standard">
      <style:text-properties officeooo:rsid="00236503" officeooo:paragraph-rsid="00236503"/>
    </style:style>
    <style:style style:name="P96" style:family="paragraph" style:parent-style-name="Standard">
      <style:text-properties officeooo:rsid="0033c03e" officeooo:paragraph-rsid="0033c03e"/>
    </style:style>
    <style:style style:name="P97" style:family="paragraph" style:parent-style-name="Standard">
      <style:text-properties officeooo:rsid="0094bce0" officeooo:paragraph-rsid="0094bce0"/>
    </style:style>
    <style:style style:name="P98" style:family="paragraph" style:parent-style-name="Standard">
      <style:text-properties officeooo:rsid="00960f9a" officeooo:paragraph-rsid="00960f9a"/>
    </style:style>
    <style:style style:name="P99" style:family="paragraph" style:parent-style-name="Standard">
      <style:text-properties officeooo:rsid="0036c834" officeooo:paragraph-rsid="0036c834"/>
    </style:style>
    <style:style style:name="P100" style:family="paragraph" style:parent-style-name="Standard">
      <style:text-properties officeooo:rsid="00985019" officeooo:paragraph-rsid="00985019"/>
    </style:style>
    <style:style style:name="P101" style:family="paragraph" style:parent-style-name="Standard">
      <style:text-properties officeooo:rsid="00994941" officeooo:paragraph-rsid="00994941"/>
    </style:style>
    <style:style style:name="P102" style:family="paragraph" style:parent-style-name="Standard">
      <style:text-properties officeooo:rsid="009a6b8d" officeooo:paragraph-rsid="009a6b8d"/>
    </style:style>
    <style:style style:name="P103" style:family="paragraph" style:parent-style-name="Standard">
      <style:text-properties officeooo:rsid="003ade59" officeooo:paragraph-rsid="009b45bd"/>
    </style:style>
    <style:style style:name="P104" style:family="paragraph" style:parent-style-name="Standard">
      <style:text-properties officeooo:rsid="003ade59" officeooo:paragraph-rsid="003ade59"/>
    </style:style>
    <style:style style:name="P105" style:family="paragraph" style:parent-style-name="Standard">
      <style:text-properties officeooo:rsid="003f5517" officeooo:paragraph-rsid="009cedf8"/>
    </style:style>
    <style:style style:name="P106" style:family="paragraph" style:parent-style-name="Standard">
      <style:text-properties officeooo:rsid="004c5b52" officeooo:paragraph-rsid="004c5b52"/>
    </style:style>
    <style:style style:name="P107" style:family="paragraph" style:parent-style-name="Standard">
      <style:text-properties officeooo:rsid="004c5b52" officeooo:paragraph-rsid="00a53a30"/>
    </style:style>
    <style:style style:name="P108" style:family="paragraph" style:parent-style-name="Standard">
      <style:text-properties officeooo:rsid="009e9d60" officeooo:paragraph-rsid="009e9d60"/>
    </style:style>
    <style:style style:name="P109" style:family="paragraph" style:parent-style-name="Standard">
      <style:text-properties officeooo:rsid="004def98" officeooo:paragraph-rsid="004def98"/>
    </style:style>
    <style:style style:name="P110" style:family="paragraph" style:parent-style-name="Standard">
      <style:text-properties officeooo:rsid="00a1dbdd" officeooo:paragraph-rsid="00a1dbdd"/>
    </style:style>
    <style:style style:name="P111" style:family="paragraph" style:parent-style-name="Standard">
      <style:text-properties officeooo:rsid="004ff371" officeooo:paragraph-rsid="004ff371"/>
    </style:style>
    <style:style style:name="P112" style:family="paragraph" style:parent-style-name="Standard">
      <style:text-properties officeooo:rsid="006a7ce0" officeooo:paragraph-rsid="006a7ce0"/>
    </style:style>
    <style:style style:name="P113" style:family="paragraph" style:parent-style-name="Standard">
      <style:text-properties officeooo:rsid="00aac2aa" officeooo:paragraph-rsid="00aac2aa"/>
    </style:style>
    <style:style style:name="P114" style:family="paragraph" style:parent-style-name="Standard">
      <style:text-properties officeooo:rsid="0064db46" officeooo:paragraph-rsid="0064db46"/>
    </style:style>
    <style:style style:name="P115" style:family="paragraph" style:parent-style-name="Standard">
      <style:text-properties officeooo:rsid="00ab672a" officeooo:paragraph-rsid="00ab672a"/>
    </style:style>
    <style:style style:name="P116" style:family="paragraph" style:parent-style-name="Standard">
      <style:text-properties officeooo:rsid="006c83bb" officeooo:paragraph-rsid="006c83bb"/>
    </style:style>
    <style:style style:name="T1" style:family="text">
      <style:text-properties officeooo:rsid="00091206"/>
    </style:style>
    <style:style style:name="T2" style:family="text">
      <style:text-properties officeooo:rsid="000b1cc6"/>
    </style:style>
    <style:style style:name="T3" style:family="text">
      <style:text-properties officeooo:rsid="000d1050"/>
    </style:style>
    <style:style style:name="T4" style:family="text">
      <style:text-properties officeooo:rsid="0016f0c4"/>
    </style:style>
    <style:style style:name="T5" style:family="text">
      <style:text-properties officeooo:rsid="00176555"/>
    </style:style>
    <style:style style:name="T6" style:family="text">
      <style:text-properties officeooo:rsid="001aff2a"/>
    </style:style>
    <style:style style:name="T7" style:family="text">
      <style:text-properties officeooo:rsid="001ee935"/>
    </style:style>
    <style:style style:name="T8" style:family="text">
      <style:text-properties style:text-position="super 58%"/>
    </style:style>
    <style:style style:name="T9" style:family="text">
      <style:text-properties officeooo:rsid="002331b6"/>
    </style:style>
    <style:style style:name="T10" style:family="text">
      <style:text-properties officeooo:rsid="0026630e"/>
    </style:style>
    <style:style style:name="T11" style:family="text">
      <style:text-properties style:font-name="Liberation Serif"/>
    </style:style>
    <style:style style:name="T12" style:family="text">
      <style:text-properties style:font-name="Liberation Serif" officeooo:rsid="0028444d"/>
    </style:style>
    <style:style style:name="T13" style:family="text">
      <style:text-properties style:font-name="Liberation Serif" officeooo:rsid="00288879"/>
    </style:style>
    <style:style style:name="T14" style:family="text">
      <style:text-properties style:font-name="Liberation Serif" officeooo:rsid="0029cdeb"/>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3e02a8" style:font-size-asian="12pt" style:font-size-complex="12pt"/>
    </style:style>
    <style:style style:name="T17" style:family="text">
      <style:text-properties style:font-name="Liberation Serif" fo:font-size="12pt" officeooo:rsid="003eacd2" style:font-size-asian="12pt" style:font-size-complex="12pt"/>
    </style:style>
    <style:style style:name="T18" style:family="text">
      <style:text-properties style:font-name="Liberation Serif" fo:font-size="12pt" officeooo:rsid="004441ae" style:font-size-asian="12pt" style:font-size-complex="12pt"/>
    </style:style>
    <style:style style:name="T19" style:family="text">
      <style:text-properties style:font-name="Liberation Serif" fo:font-size="12pt" officeooo:rsid="00456b5d" style:font-size-asian="12pt" style:font-size-complex="12pt"/>
    </style:style>
    <style:style style:name="T20" style:family="text">
      <style:text-properties style:font-name="Liberation Serif" officeooo:rsid="00907018"/>
    </style:style>
    <style:style style:name="T21" style:family="text">
      <style:text-properties officeooo:rsid="00337f2f"/>
    </style:style>
    <style:style style:name="T22" style:family="text">
      <style:text-properties officeooo:rsid="003cb454"/>
    </style:style>
    <style:style style:name="T23" style:family="text">
      <style:text-properties style:font-name="Courier" fo:font-size="5pt" style:font-size-asian="5pt"/>
    </style:style>
    <style:style style:name="T24" style:family="text">
      <style:text-properties officeooo:rsid="0042ed97"/>
    </style:style>
    <style:style style:name="T25" style:family="text">
      <style:text-properties officeooo:rsid="00456b5d"/>
    </style:style>
    <style:style style:name="T26" style:family="text">
      <style:text-properties officeooo:rsid="0045ab92"/>
    </style:style>
    <style:style style:name="T27" style:family="text">
      <style:text-properties officeooo:rsid="004def98"/>
    </style:style>
    <style:style style:name="T28" style:family="text">
      <style:text-properties officeooo:rsid="004ff371"/>
    </style:style>
    <style:style style:name="T29" style:family="text">
      <style:text-properties officeooo:rsid="0051c6e5"/>
    </style:style>
    <style:style style:name="T30" style:family="text">
      <style:text-properties officeooo:rsid="005b83cf"/>
    </style:style>
    <style:style style:name="T31" style:family="text">
      <style:text-properties officeooo:rsid="006866bc"/>
    </style:style>
    <style:style style:name="T32" style:family="text">
      <style:text-properties officeooo:rsid="006b1348"/>
    </style:style>
    <style:style style:name="T33" style:family="text">
      <style:text-properties officeooo:rsid="006e16db"/>
    </style:style>
    <style:style style:name="T34" style:family="text">
      <style:text-properties officeooo:rsid="00700f01"/>
    </style:style>
    <style:style style:name="T35" style:family="text">
      <style:text-properties officeooo:rsid="0071362f"/>
    </style:style>
    <style:style style:name="T36" style:family="text">
      <style:text-properties officeooo:rsid="00751f5a"/>
    </style:style>
    <style:style style:name="T37" style:family="text">
      <style:text-properties officeooo:rsid="0075c1af"/>
    </style:style>
    <style:style style:name="T38" style:family="text">
      <style:text-properties officeooo:rsid="007787d8"/>
    </style:style>
    <style:style style:name="T39" style:family="text">
      <style:text-properties officeooo:rsid="00788651"/>
    </style:style>
    <style:style style:name="T40" style:family="text">
      <style:text-properties officeooo:rsid="007b7c65"/>
    </style:style>
    <style:style style:name="T41" style:family="text">
      <style:text-properties officeooo:rsid="007d57a0"/>
    </style:style>
    <style:style style:name="T42" style:family="text">
      <style:text-properties officeooo:rsid="007d6d22"/>
    </style:style>
    <style:style style:name="T43" style:family="text">
      <style:text-properties officeooo:rsid="0081569a"/>
    </style:style>
    <style:style style:name="T44" style:family="text">
      <style:text-properties officeooo:rsid="00823728"/>
    </style:style>
    <style:style style:name="T45" style:family="text">
      <style:text-properties officeooo:rsid="008524df"/>
    </style:style>
    <style:style style:name="T46" style:family="text">
      <style:text-properties officeooo:rsid="00870e73"/>
    </style:style>
    <style:style style:name="T47" style:family="text">
      <style:text-properties officeooo:rsid="0089946e"/>
    </style:style>
    <style:style style:name="T48" style:family="text">
      <style:text-properties officeooo:rsid="008ac171"/>
    </style:style>
    <style:style style:name="T49" style:family="text">
      <style:text-properties officeooo:rsid="008c8a88"/>
    </style:style>
    <style:style style:name="T50" style:family="text">
      <style:text-properties officeooo:rsid="008e82e1"/>
    </style:style>
    <style:style style:name="T51" style:family="text">
      <style:text-properties officeooo:rsid="008ed7d2"/>
    </style:style>
    <style:style style:name="T52" style:family="text">
      <style:text-properties officeooo:rsid="00925366"/>
    </style:style>
    <style:style style:name="T53" style:family="text">
      <style:text-properties officeooo:rsid="0097b215"/>
    </style:style>
    <style:style style:name="T54" style:family="text">
      <style:text-properties officeooo:rsid="009a8a5c"/>
    </style:style>
    <style:style style:name="T55" style:family="text">
      <style:text-properties officeooo:rsid="009e8ae8"/>
    </style:style>
    <style:style style:name="T56" style:family="text">
      <style:text-properties officeooo:rsid="00a30027"/>
    </style:style>
    <style:style style:name="T57" style:family="text">
      <style:text-properties officeooo:rsid="00a43132"/>
    </style:style>
    <style:style style:name="T58" style:family="text">
      <style:text-properties officeooo:rsid="00a53a30"/>
    </style:style>
    <style:style style:name="T59" style:family="text">
      <style:text-properties officeooo:rsid="00a63b19"/>
    </style:style>
    <style:style style:name="T60" style:family="text">
      <style:text-properties officeooo:rsid="00a6ff07"/>
    </style:style>
    <style:style style:name="T61" style:family="text">
      <style:text-properties officeooo:rsid="00accca5"/>
    </style:style>
    <style:style style:name="T62" style:family="text">
      <style:text-properties officeooo:rsid="00ae8d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1"/>
      <text:p text:style-name="P1">Si vous êtes intéressés par l<text:span text:style-name="T34">a technologie Bitcoin</text:span>,voici le tutoriel pour créer « facilement » une monnaie <text:span text:style-name="T34">alternative, un « altcoin »</text:span> basée sur le code source de bitcoin 0.8.6.</text:p>
      <text:p text:style-name="P1"/>
      <text:p text:style-name="P1">L'idée de faire ce tutoriel m'est venu simplement après avoir <text:span text:style-name="T35">passé</text:span> pas mal <text:span text:style-name="T35">de temps pour trouver des informations pour créer facilement un « altcoin »</text:span> afin d'étudier « gratuitement » le fonctionnement de Bitcoin.</text:p>
      <text:p text:style-name="P1"/>
      <text:p text:style-name="P1">Pour ceci j'ai compilé pas mal d'informations issus d'autres sites <text:span text:style-name="T1">afin de compiler facilement une version pour Windows.</text:span></text:p>
      <text:p text:style-name="P1"/>
      <text:p text:style-name="P2">2. Préparation</text:p>
      <text:p text:style-name="P2"/>
      <text:p text:style-name="P2">Créer son altcoin demande une certaine connaissance de l'utilisation d'outils informatiques.</text:p>
      <text:p text:style-name="P2">Il vous sera nécessaire d'utiliser au moins une machine virtuelle (par exemple sous Virtualbox)</text:p>
      <text:p text:style-name="P2"/>
      <text:p text:style-name="P2">Pour ma part pour ce <text:span text:style-name="T35">tutoriel</text:span>, j'ai utilise des machines virtuelles sous Windows XP 32 bits et Ubuntu Server 14 32 bits <text:span text:style-name="T26">(l'idéal est d'avoir la machine virtuelle sous Ubuntu), je n'ai pas testé la compilation Windows sur une machine 64 bits, mais les exécutables compilés fonctionnent sur les 2 versions.</text:span></text:p>
      <text:p text:style-name="P2"/>
      <text:p text:style-name="P2">Avant de commencer il faut déterminer certains paramètres :</text:p>
      <text:p text:style-name="P2"/>
      <text:p text:style-name="P2">- le nom de votre altcoin, et son abréviations.</text:p>
      <text:p text:style-name="P2">- le volume maximal d'unités de monnaie que vous voulez générer et dans quelle durée.</text:p>
      <text:p text:style-name="P2"/>
      <text:p text:style-name="P2">3. Exemple</text:p>
      <text:p text:style-name="P2"/>
      <text:p text:style-name="P2">Le mieux étant de commencer par un exemple… Nous allons créer une monnaie nommé Testcoin avec comme abréviation TSC.</text:p>
      <text:p text:style-name="P2"/>
      <text:p text:style-name="P84">3.1 Copie du template</text:p>
      <text:p text:style-name="P2"/>
      <text:p text:style-name="P2">J'ai mis l'ensemble du projet sur un dépôt <text:span text:style-name="T36">Github</text:span>: </text:p>
      <text:p text:style-name="P2"/>
      <text:p text:style-name="P2"><text:a xlink:type="simple" xlink:href="https://github.com/kletellier/foocoin" text:style-name="Internet_20_link" text:visited-style-name="Visited_20_Internet_20_Link">https://github.com/kletellier/foocoin</text:a></text:p>
      <text:p text:style-name="P2"/>
      <text:p text:style-name="P2">Il suffit de cloner le dépôt ou bien de télécharger le dernier zip du master, le source de ce projet est basé sur une version 0.8.6 de Bitcoin.</text:p>
      <text:p text:style-name="P2"/>
      <text:p text:style-name="P3"><text:span text:style-name="T43">L'idéal serait de placer votre projet dans le répertoire c:\testcoin</text:span> </text:p>
      <text:p text:style-name="P3"/>
      <text:p text:style-name="P86">3.2 <text:span text:style-name="T44">Renommage</text:span></text:p>
      <text:p text:style-name="P3"/>
      <text:p text:style-name="P3">- On va renommer l'ensemble des occurrences de foocoin vers testcoin, pour ceci il y a fart.exe dans le répertoire contrib, <text:span text:style-name="T2">il va falloir le déplacer dans </text:span><text:a xlink:type="simple" xlink:href="file:///c:/testcoin" text:style-name="Internet_20_link" text:visited-style-name="Visited_20_Internet_20_Link"><text:span text:style-name="T2">c:\testcoin</text:span></text:a><text:span text:style-name="T2"> en le copiant</text:span></text:p>
      <text:p text:style-name="P3"/>
      <text:p text:style-name="P3">- <text:span text:style-name="T2">On ouvre une invite de commande cmd (« démarrer → executer → cmd »)</text:span></text:p>
      <text:p text:style-name="P3"/>
      <text:p text:style-name="P4">Puis :</text:p>
      <text:p text:style-name="P4"/>
      <text:p text:style-name="P4"><text:soft-page-break/>c :</text:p>
      <text:p text:style-name="P4">cd <text:a xlink:type="simple" xlink:href="file:///c:/testcoin" text:style-name="Internet_20_link" text:visited-style-name="Visited_20_Internet_20_Link">c:\testcoin</text:a></text:p>
      <text:p text:style-name="P4">fart -r * foocoin testcoin</text:p>
      <text:p text:style-name="P4">fart -r * Foocoin Testcoin</text:p>
      <text:p text:style-name="P4"/>
      <text:p text:style-name="P4">On renomme le fichier foocoin-qt.pro en testcoin-qt.pro</text:p>
      <text:p text:style-name="P4"/>
      <text:p text:style-name="P6"><text:span text:style-name="T3">Ensuite on ouvre le fichier </text:span>src/qt/bitcoinunits.cpp</text:p>
      <text:p text:style-name="P6"/>
      <text:p text:style-name="P5">à la ligne 37-39 on modifier :</text:p>
      <text:p text:style-name="P5"/>
      <text:p text:style-name="P5">case BTC: return QString("BTC");<text:line-break/> <text:s text:c="3"/>case mBTC: return QString("mBTC");<text:line-break/> <text:s text:c="3"/>case uBTC: return Qstring::fromUtf8("μBTC");</text:p>
      <text:p text:style-name="P5"/>
      <text:p text:style-name="P5">Pour devenir</text:p>
      <text:p text:style-name="P5"/>
      <text:p text:style-name="P5">case BTC: return QString("TSC");<text:line-break/>case mBTC: return QString("mTSC ");<text:line-break/>case uBTC: return QString::fromUtf8("μTSC ");</text:p>
      <text:p text:style-name="P5"/>
      <text:p text:style-name="P7">Ensuite pour les lignes 48-50</text:p>
      <text:p text:style-name="P7"/>
      <text:p text:style-name="P7">case BTC: return QString("Bitcoins");<text:line-break/>case mBTC: return QString("Milli-Bitcoins (1 / 1,000)");<text:line-break/>case uBTC: return QString("Micro-Bitcoins (1 / 1,000,000)");</text:p>
      <text:p text:style-name="P7"/>
      <text:p text:style-name="P7">deviendra</text:p>
      <text:p text:style-name="P7"/>
      <text:p text:style-name="P7">case BTC: return QString("Testcoins");<text:line-break/>case mBTC: return QString("Milli-Testcoins (1 / 1,000)");<text:line-break/>case uBTC: return QString("Micro-Testcoins (1 / 1,000,000)");</text:p>
      <text:p text:style-name="P7"/>
      <text:p text:style-name="P88">3.3 Renommage des entêtes de messages</text:p>
      <text:p text:style-name="P3"/>
      <text:p text:style-name="P8">L'étape suivante sera de changer les entêtes de messages :</text:p>
      <text:p text:style-name="P8"/>
      <text:p text:style-name="P8">dans le fichier src/main.cpp </text:p>
      <text:p text:style-name="P8"/>
      <text:p text:style-name="P8">pour la ligne 306<text:span text:style-name="T24">0</text:span></text:p>
      <text:p text:style-name="P8"/>
      <text:p text:style-name="P8">unsigned char pchMessageStart[4] = { 0xf9, 0xbe, 0xb4, 0xd9 };</text:p>
      <text:p text:style-name="P8"/>
      <text:p text:style-name="P8">on change les 4 bits :</text:p>
      <text:p text:style-name="P8"/>
      <text:p text:style-name="P8">unsigned char pchMessageStart[4] = { 0x07, 0x07, 0x01, 0x01 };</text:p>
      <text:p text:style-name="P8"/>
      <text:p text:style-name="P88">3.4 Changement des numéros de ports</text:p>
      <text:p text:style-name="P8"/>
      <text:p text:style-name="P9">L'étape suivante est le changement des numéros de port (RPC et P2P) :</text:p>
      <text:p text:style-name="P9"/>
      <text:p text:style-name="P10">on va dans le fichier src/init.cpp : </text:p>
      <text:p text:style-name="P10"><text:soft-page-break/></text:p>
      <text:p text:style-name="P10">à la ligne 305</text:p>
      <text:p text:style-name="P10"/>
      <text:p text:style-name="P10"><text:s text:c="8"/>" <text:s/>-port=&lt;port&gt; <text:s text:c="10"/>" + _("Listen for connections on &lt;port&gt; (default: 8333 or testnet: 18333)") + "\n" +</text:p>
      <text:p text:style-name="P10"/>
      <text:p text:style-name="P10">devient</text:p>
      <text:p text:style-name="P10"/>
      <text:p text:style-name="P10"><text:s text:c="8"/>" <text:s/>-port=&lt;port&gt; <text:s text:c="10"/>" + _("Listen for connections on &lt;port&gt; (default: 9333 or testnet: 19333)") + "\n" +</text:p>
      <text:p text:style-name="P10"/>
      <text:p text:style-name="P11">et la ligne 346 </text:p>
      <text:p text:style-name="P11"/>
      <text:p text:style-name="P11">" <text:s/>-rpcport=&lt;port&gt; <text:s text:c="7"/>" + _("Listen for JSON-RPC connections on &lt;port&gt; (default: 9332 or testnet: 19332)") + "\n" +</text:p>
      <text:p text:style-name="P11"/>
      <text:p text:style-name="P11">devient</text:p>
      <text:p text:style-name="P11"/>
      <text:p text:style-name="P11">" <text:s/>-rpcport=&lt;port&gt; <text:s text:c="7"/>" + _("Listen for JSON-RPC connections on &lt;port&gt; (default: 9332 or testnet: 19332)") + "\n" +</text:p>
      <text:p text:style-name="P11"/>
      <text:p text:style-name="P12">Dans le fichier src/protocol.h</text:p>
      <text:p text:style-name="P12"/>
      <text:p text:style-name="P12">à la ligne 23 :</text:p>
      <text:p text:style-name="P12"/>
      <text:p text:style-name="P12">return testnet ? 18333 : 8333;</text:p>
      <text:p text:style-name="P12"/>
      <text:p text:style-name="P12">devient</text:p>
      <text:p text:style-name="P12"/>
      <text:p text:style-name="P12">return testnet ? 19333 : 9333;</text:p>
      <text:p text:style-name="P12"/>
      <text:p text:style-name="P54">Dans le fichier src/bitcoinrpc.cpp</text:p>
      <text:p text:style-name="P54"/>
      <text:p text:style-name="P54">à la ligne 46 :</text:p>
      <text:p text:style-name="P54"/>
      <text:p text:style-name="P54"><text:s/>return GetBoolArg("-testnet", false) ? 18332 : 8332;</text:p>
      <text:p text:style-name="P54"/>
      <text:p text:style-name="P54">devient</text:p>
      <text:p text:style-name="P54"/>
      <text:p text:style-name="P54"><text:s/>return GetBoolArg("-testnet", false) ? 19332 : 9332;</text:p>
      <text:p text:style-name="P54"/>
      <text:p text:style-name="P91">3.5 Changement du PUBKEY (première lettre des adresses)</text:p>
      <text:p text:style-name="P12"/>
      <text:p text:style-name="P82">Ensuite on doit changer le <text:span text:style-name="T5">PUBKEY</text:span>, c'est ce qui donnera la première lettre des adresses de votre monnaie. Il suffit d'aller chercher la valeur sur cette page :</text:p>
      <text:p text:style-name="P82"/>
      <text:p text:style-name="P82"><text:s/><text:span text:style-name="T37">https://en.bitcoin.it/wiki/List_of_address_prefixes</text:span></text:p>
      <text:p text:style-name="P13"/>
      <text:p text:style-name="P13">Dans notre cas on choisira T, <text:span text:style-name="T4">c</text:span>e qui donne le chiffre <text:span text:style-name="T38">65</text:span></text:p>
      <text:p text:style-name="P13"/>
      <text:p text:style-name="P14">on ouvre le fichier src/base58.h à la ligne 275</text:p>
      <text:p text:style-name="P14"/>
      <text:p text:style-name="P14"><text:soft-page-break/>PUBKEY_ADDRESS = 0,</text:p>
      <text:p text:style-name="P14"/>
      <text:p text:style-name="P14">devient</text:p>
      <text:p text:style-name="P14"/>
      <text:p text:style-name="P14">PUBKEY_ADDRESS = <text:span text:style-name="T39">65</text:span>,</text:p>
      <text:p text:style-name="P14"/>
      <text:p text:style-name="P93">3.6 Calcul des récompenses et de la masse globale émise</text:p>
      <text:p text:style-name="P14"/>
      <text:p text:style-name="P15">L'étape suivante est la partie qui permet de définir les paramètres de génération de votre monnaie.</text:p>
      <text:p text:style-name="P15"/>
      <text:p text:style-name="P16">L'algorithme de <text:span text:style-name="T40">Bitcoin</text:span> permet de créer un certain volume de monnaie à chaque bloc pour récompenser les mineurs, ce volume diminue avec le temps, il est divisé par 2 tout les x blocs minés sachant que la durée entre les blocs est à définir, au final cela crée une valeur maximale de monnaie crée vers laquelle votre monnaie va tendre. Pour déterminer ces chiffres il faut déjà déterminer quel sera la durée de validation d'un bloc, pour <text:span text:style-name="T45">Bitcoin</text:span> elle est de 10mn, dans notre cas on la définit à 2mn soit 120 sec.</text:p>
      <text:p text:style-name="P16"/>
      <text:p text:style-name="P17">Dans le fichier src/main.cpp aux lignes 1084-1086</text:p>
      <text:p text:style-name="P17"/>
      <text:p text:style-name="P17">static const int64 nTargetTimespan = 14 * 24 * 60 * 60; // two weeks<text:line-break/>static const int64 nTargetSpacing = 10 * 60;<text:line-break/>static const int64 nInterval = nTargetTimespan / nTargetSpacing;</text:p>
      <text:p text:style-name="P17"/>
      <text:p text:style-name="P17">nTargetSpacing représente le nombre de secondes qui devra être nécessaire pour la création d'un bloc, on la définit dont à 120.</text:p>
      <text:p text:style-name="P17"/>
      <text:p text:style-name="P17">La force de calcul augmentant avec le temps, les blocs risque de se calculer trop vite, <text:span text:style-name="T42">Bitcoin</text:span> implémente un système de difficulté qui est <text:span text:style-name="T41">ré-évalué</text:span> toutes les 2 semaines dans Bitcoin afin d'ajuster en permanence le temps de calcul à 10mn <text:span text:style-name="T41">quelque-soit</text:span> la force de calcul.</text:p>
      <text:p text:style-name="P17"/>
      <text:p text:style-name="P17">Il faut donc ajuster <text:s/>nTargetTimespan, on le mettra à 1h soit 3600.</text:p>
      <text:p text:style-name="P17"/>
      <text:p text:style-name="P17">L'étape suivante consistera à définit à partir de combien de blocs validés les coin générés seront considérés comme mature, dans Bitcoin il faut attendre 100 validations pour utiliser des coins crées à la suite de l'ajout d'un bloc dans la blockchain, on <text:span text:style-name="T6">définira le notre à 20.</text:span></text:p>
      <text:p text:style-name="P17"/>
      <text:p text:style-name="P18">dans src/main.h </text:p>
      <text:p text:style-name="P18"/>
      <text:p text:style-name="P18">à la ligne 55 :</text:p>
      <text:p text:style-name="P18"/>
      <text:p text:style-name="P18">static const int COINBASE_MATURITY = 100;</text:p>
      <text:p text:style-name="P18"/>
      <text:p text:style-name="P18">devient</text:p>
      <text:p text:style-name="P18"/>
      <text:p text:style-name="P18">static const int COINBASE_MATURITY = 20 ;</text:p>
      <text:p text:style-name="P18"/>
      <text:p text:style-name="P19">L'étape suivante consiste à définir la progression et le volume de génération des testcoins, <text:span text:style-name="T7">pour cela j'ai crée une feuille LibreOffice qui se trouve dans le répertoire contrib, elle se nomme calcul_altcoin.ods</text:span></text:p>
      <text:p text:style-name="P19"/>
      <text:p text:style-name="P20">en l'ouvrant on trouve 3 paramètres à gauche :</text:p>
      <text:p text:style-name="P20"/>
      <text:p text:style-name="P21"><text:soft-page-break/>Reward : Le nombre de coins donnés à chaque création de bloc (pour le 1<text:span text:style-name="T8">er</text:span> bloc)</text:p>
      <text:p text:style-name="P21">Subsidy : Le nombre de blocs nécessaires avant de divisé le reward par 2</text:p>
      <text:p text:style-name="P21">Duration : la durée de génération d'un bloc.</text:p>
      <text:p text:style-name="P21"/>
      <text:p text:style-name="P21">En ajustant les 3 paramètres on peut déterminer la date vers la laquelle notre monnaie aura généré tout ses coins et le nombre maximal, dans notre cas si l'on donne 125 coins et qu'on divise par 2 cette valeur à chaque 400 blocs pour des blocs de 2 mn on obtient environ 100000 coins maximum en à peu près 1 semaine.</text:p>
      <text:p text:style-name="P21"/>
      <text:p text:style-name="P21">On garde donc ses paramètres de coté.</text:p>
      <text:p text:style-name="P21"/>
      <text:p text:style-name="P21">On va définir la valeur maximale </text:p>
      <text:p text:style-name="P21">dans src/main.h à la ligne 52 :</text:p>
      <text:p text:style-name="P21"/>
      <text:p text:style-name="P21">static const int64 MAX_MONEY = 21000000 * COIN;</text:p>
      <text:p text:style-name="P21"/>
      <text:p text:style-name="P21">devient</text:p>
      <text:p text:style-name="P21"/>
      <text:p text:style-name="P21">static const int64 MAX_MONEY = 100000 * COIN;</text:p>
      <text:p text:style-name="P21"/>
      <text:p text:style-name="P22">Ensuite on doit définir que l'on donne 125 coins au début et qu'on divise à chaque 400 blocs <text:span text:style-name="T9">(800 mn)</text:span></text:p>
      <text:p text:style-name="P22"/>
      <text:p text:style-name="P23">on va donc dans src/main.cpp ligne 1074</text:p>
      <text:p text:style-name="P23"/>
      <text:p text:style-name="P23"><text:line-break/>int64 static GetBlockValue(int nHeight, int64 nFees)<text:line-break/>{<text:line-break/> <text:s text:c="3"/>int64 nSubsidy = 50 * COIN;<text:line-break/><text:line-break/> <text:s text:c="3"/>// Subsidy is cut in half every 210000 blocks, which will occur approximately every 4 years<text:line-break/> <text:s text:c="3"/>nSubsidy &gt;&gt;= (nHeight / 210000);<text:line-break/><text:line-break/> <text:s text:c="3"/>return nSubsidy + nFees;<text:line-break/>}</text:p>
      <text:p text:style-name="P23"/>
      <text:p text:style-name="P23">devient</text:p>
      <text:p text:style-name="P23"/>
      <text:p text:style-name="P23"><text:line-break/>int64 static GetBlockValue(int nHeight, int64 nFees)<text:line-break/>{<text:line-break/> <text:s text:c="3"/>int64 nSubsidy = 125 * COIN;<text:line-break/><text:line-break/> <text:s text:c="3"/>// Subsidy is cut in half every 400 blocks<text:line-break/> <text:s text:c="3"/>nSubsidy &gt;&gt;= (nHeight / 400);<text:line-break/><text:line-break/> <text:s text:c="3"/>return nSubsidy + nFees;<text:line-break/>}</text:p>
      <text:p text:style-name="P23"/>
      <text:p text:style-name="P94">3.7 Génération du Genesis Block</text:p>
      <text:p text:style-name="P94"/>
      <text:p text:style-name="P24">L'étape suivante est un peu plus complexe et fait entrer en jeu pour la première fois notre machine <text:soft-page-break/>virtuelle, ils s'agit de calculer le bloc original, le genesis block.</text:p>
      <text:p text:style-name="P24"/>
      <text:p text:style-name="P25">Ce bloc à pour but de définir le début de votre blockchain, pour cela l'idéal est d'avoir une phrase situant la date de début de votre monnaie dans l'exemple de Bitcoin : «  The Times 03/Jan/2009 Chancellor on brink of second bailout for banks » <text:span text:style-name="T46">est issu d'un article de journal, ce qui prouve facilement la date initiale du bloc (et donc qu'aucun bloc et aucune transaction ne peut exister auparavant).</text:span></text:p>
      <text:p text:style-name="P25"/>
      <text:p text:style-name="P25">Nous prendrons « Le 25 <text:span text:style-name="T47">noel</text:span> 2014 le pere noel est passe »</text:p>
      <text:p text:style-name="P25"/>
      <text:p text:style-name="P25">Il faut aussi une date au format <text:span text:style-name="T48">UNIX</text:span> en allant sur le site <text:a xlink:type="simple" xlink:href="http://www.epochconverter.com/" text:style-name="Internet_20_link" text:visited-style-name="Visited_20_Internet_20_Link">http://www.epochconverter.com/</text:a></text:p>
      <text:p text:style-name="P25"/>
      <text:p text:style-name="P26"><text:span text:style-name="T10">nous prenons la date UNIX actuelle : </text:span>1419416375</text:p>
      <text:p text:style-name="P26"/>
      <text:p text:style-name="P27">Ensuite j'utilise un script issus de ce dépôt : <text:a xlink:type="simple" xlink:href="https://github.com/lhartikk/GenesisH0" text:style-name="Internet_20_link" text:visited-style-name="Visited_20_Internet_20_Link">https://github.com/lhartikk/GenesisH0</text:a></text:p>
      <text:p text:style-name="P27"/>
      <text:p text:style-name="P27">j'ai modifié le script pour passer la difficulté de 32 à 20 bits car sinon la puissance de calcul sur un petit réseau de 2 pc rend le minage trop long…</text:p>
      <text:p text:style-name="P27"/>
      <text:p text:style-name="P27"><text:span text:style-name="T49">C</text:span>e script se trouve dans contrib il s'appelle genesis_ld.py la version 32 bits genesis.py</text:p>
      <text:p text:style-name="P27"/>
      <text:p text:style-name="P27">Pour l' <text:span text:style-name="T50">exécuter</text:span> sur notre machine <text:span text:style-name="T51">Ubuntu</text:span> il faut installer les paquets python pycrypto et construct</text:p>
      <text:p text:style-name="P27"/>
      <text:p text:style-name="P55">puis lancer python genesis_ld.py <text:span text:style-name="Source_20_Text">-z </text:span><text:span text:style-name="Source_20_Text"><text:span text:style-name="T11">"Le 25 noel 2014 le pere noel est passe " -t 1419416375</text:span></text:span></text:p>
      <text:p text:style-name="P28"/>
      <text:p text:style-name="Standard"><text:span text:style-name="Source_20_Text"><text:span text:style-name="T11">après quelqu</text:span></text:span><text:span text:style-name="Source_20_Text"><text:span text:style-name="T12">es minutes </text:span></text:span><text:span text:style-name="Source_20_Text"><text:span text:style-name="T20">(ou quelques heures en version 32 bits)</text:span></text:span><text:span text:style-name="Source_20_Text"><text:span text:style-name="T12"> il va vous générer les données suivantes : </text:span></text:span></text:p>
      <text:p text:style-name="Standard"/>
      <text:p text:style-name="P31"><text:span text:style-name="Source_20_Text"><text:span text:style-name="T13">algorithm: SHA256</text:span></text:span></text:p>
      <text:p text:style-name="P31"><text:span text:style-name="Source_20_Text"><text:span text:style-name="T13">merkle hash: 0410191ecb81668ab68f707ee4e105242fd776ff34a99206fb9717b00135038a</text:span></text:span></text:p>
      <text:p text:style-name="P31"><text:span text:style-name="Source_20_Text"><text:span text:style-name="T13">pszTimestamp: Le 25 noel 2014 le pere noel est passe</text:span></text:span></text:p>
      <text:p text:style-name="P31"><text:span text:style-name="Source_20_Text"><text:span text:style-name="T13">pubkey: 04678afdb0fe5548271967f1a67130b7105cd6a828e03909a67962e0ea1f61deb649f6bc3f4cef38c4f35504e51ec112de5c384df7ba0b8d578a4c702b6bf11d5f</text:span></text:span></text:p>
      <text:p text:style-name="P31"><text:span text:style-name="Source_20_Text"><text:span text:style-name="T13">time: 1419416375</text:span></text:span></text:p>
      <text:p text:style-name="P31"><text:span text:style-name="Source_20_Text"><text:span text:style-name="T13">bits: 0x1e0ffff0</text:span></text:span></text:p>
      <text:p text:style-name="P31"><text:span text:style-name="Source_20_Text"><text:span text:style-name="T13">nonce: 1540800</text:span></text:span></text:p>
      <text:p text:style-name="P31"><text:span text:style-name="Source_20_Text"><text:span text:style-name="T13">genesis hash: 0000006036353e4336d653b2d82f1630a26c2cae6a1e2f09b8ee0a9f023ed9bd</text:span></text:span></text:p>
      <text:p text:style-name="P31"/>
      <text:p text:style-name="P32"><text:span text:style-name="Source_20_Text"><text:span text:style-name="T14">Nous allons maintenant le définir dans le source </text:span></text:span></text:p>
      <text:p text:style-name="P32"/>
      <text:p text:style-name="P33">dans src/main.cpp </text:p>
      <text:p text:style-name="P33"/>
      <text:p text:style-name="P33">à la ligne 2760</text:p>
      <text:p text:style-name="P33"/>
      <text:p text:style-name="P33">const char* pszTimestamp = "The Times 03/Jan/2009 Chancellor on brink of second bailout for banks";</text:p>
      <text:p text:style-name="P33"/>
      <text:p text:style-name="P33">devient</text:p>
      <text:p text:style-name="P33"/>
      <text:p text:style-name="P33">const char* pszTimestamp = "<text:span text:style-name="T10">Le 25 noel 2014 le pere noel est passe </text:span>";</text:p>
      <text:p text:style-name="P33"/>
      <text:p text:style-name="P34"><text:soft-page-break/>à la ligne 2766 </text:p>
      <text:p text:style-name="P34"/>
      <text:p text:style-name="P34">txNew.vout[0].scriptPubKey = CScript() &lt;&lt; ParseHex("04678afdb0fe5548271967f1a67130b7105cd6a828e03909a67962e0ea1f61deb649f6bc3f4cef38c4f35504e51ec112de5c384df7ba0b8d578a4c702b6bf11d5f") &lt;&lt; OP_CHECKSIG;<text:line-break/> </text:p>
      <text:p text:style-name="P34">on recopie le pubkey trouvé par le genesis.py</text:p>
      <text:p text:style-name="P34"/>
      <text:p text:style-name="P34">txNew.vout[0].scriptPubKey = CScript() &lt;&lt; ParseHex("04678afdb0fe5548271967f1a67130b7105cd6a828e03909a67962e0ea1f61deb649f6bc3f4cef38c4f35504e51ec112de5c384df7ba0b8d578a4c702b6bf11d5f") &lt;&lt; OP_CHECKSIG;<text:line-break/> </text:p>
      <text:p text:style-name="P34">ensuite aux lignes 2772-2774</text:p>
      <text:p text:style-name="P34"/>
      <text:p text:style-name="P36">block.nTime <text:s text:c="3"/>= 1231006505;<text:line-break/> <text:s text:c="7"/>block.nBits <text:s text:c="3"/>= <text:span text:style-name="Source_20_Text"><text:span text:style-name="T11">0x1d00ffff</text:span></text:span>;<text:line-break/> <text:s text:c="7"/>block.nNonce <text:s text:c="2"/>= <text:span text:style-name="Source_20_Text"><text:span text:style-name="T11">2083236893</text:span></text:span>; </text:p>
      <text:p text:style-name="P34"/>
      <text:p text:style-name="P34">devient avec les valeurs trouvés par le genesis.py</text:p>
      <text:p text:style-name="P34"/>
      <text:p text:style-name="P36">block.nTime <text:s text:c="3"/>= <text:span text:style-name="Source_20_Text"><text:span text:style-name="T13">1419416375</text:span></text:span>;<text:line-break/> <text:s text:c="7"/>block.nBits <text:s text:c="3"/>= <text:s/><text:span text:style-name="T24">0x1e0ffff0 ;</text:span><text:line-break/> <text:s text:c="7"/>block.nNonce <text:s text:c="2"/>= <text:span text:style-name="Source_20_Text"><text:span text:style-name="T13">1540800</text:span></text:span>;</text:p>
      <text:p text:style-name="P35"/>
      <text:p text:style-name="P37">à la ligne 2787 on rentre le merkle root</text:p>
      <text:p text:style-name="P37"/>
      <text:p text:style-name="P37"><text:s/>assert(block.hashMerkleRoot == uint256("0x4a5e1e4baab89f3a32518a88c31bc87f618f76673e2cc77ab2127b7afdeda33b"));<text:line-break/> <text:s text:c="6"/></text:p>
      <text:p text:style-name="P37"/>
      <text:p text:style-name="P37">devient</text:p>
      <text:p text:style-name="P37"/>
      <text:p text:style-name="P38"><text:s/>assert(block.hashMerkleRoot == uint256("0x<text:span text:style-name="Source_20_Text"><text:span text:style-name="T13">410191ecb81668ab68f707ee4e105242fd776ff34a99206fb9717b00135038a</text:span></text:span>"));</text:p>
      <text:p text:style-name="P38"/>
      <text:p text:style-name="P51">On va rentrer le hash du bloc de genese : </text:p>
      <text:p text:style-name="P51">à la ligne 34 </text:p>
      <text:p text:style-name="P39"/>
      <text:p text:style-name="P51">uint256 hashGenesisBlock("0x000000000019d6689c085ae165831e934ff763ae46a2a6c172b3f1b60a8ce26f");</text:p>
      <text:p text:style-name="P39"/>
      <text:p text:style-name="P51">devient</text:p>
      <text:p text:style-name="P39"/>
      <text:p text:style-name="P39"><text:span text:style-name="T21">uint256 hashGenesisBlock("0x</text:span><text:span text:style-name="Source_20_Text"><text:span text:style-name="T13">0000006036353e4336d653b2d82f1630a26c2cae6a1e2f09b8ee0a9f023ed9bd</text:span></text:span><text:span text:style-name="T21">");</text:span><text:line-break/> </text:p>
      <text:p text:style-name="P40"><text:span text:style-name="T52">si vous avez décidé d'utiliser la version 20 bites, o</text:span>n va aussi diminuer la difficulté à la ligne 35 en la passant de 32 à 20 bits.</text:p>
      <text:p text:style-name="P40"/>
      <text:p text:style-name="P40">static CBigNum bnProofOfWorkLimit(~uint256(0) &gt;&gt; 32);</text:p>
      <text:p text:style-name="P40"><text:soft-page-break/></text:p>
      <text:p text:style-name="P40">devient</text:p>
      <text:p text:style-name="P40"/>
      <text:p text:style-name="P40">static CBigNum bnProofOfWorkLimit(~uint256(0) &gt;&gt; 20);</text:p>
      <text:p text:style-name="P40"/>
      <text:p text:style-name="P97">3.8 Définition des checkpoints</text:p>
      <text:p text:style-name="P97"/>
      <text:p text:style-name="P41">Ensuite dans src/checkpoints.cpp </text:p>
      <text:p text:style-name="P41"/>
      <text:p text:style-name="P41">à la ligne 36 on va définir les points de passage dans la chaine des blocs, dans notre cas seul le genesis block :</text:p>
      <text:p text:style-name="P41"/>
      <text:p text:style-name="P41"><text:s/>static MapCheckpoints mapCheckpoints =<text:line-break/> <text:s text:c="7"/>boost::assign::map_list_of<text:line-break/> <text:s text:c="7"/>( 11111, uint256("0x0000000069e244f73d78e8fd29ba2fd2ed618bd6fa2ee92559f542fdb26e7c1d"))<text:line-break/> <text:s text:c="7"/>( 33333, uint256("0x000000002dd5588a74784eaa7ab0507a18ad16a236e7b1ce69f00d7ddfb5d0a6"))<text:line-break/> <text:s text:c="7"/>( 74000, uint256("0x0000000000573993a3c9e41ce34471c079dcf5f52a0e824a81e7f953b8661a20"))<text:line-break/> <text:s text:c="7"/>(105000, uint256("0x00000000000291ce28027faea320c8d2b054b2e0fe44a773f3eefb151d6bdc97"))<text:line-break/> <text:s text:c="7"/>(134444, uint256("0x00000000000005b12ffd4cd315cd34ffd4a594f430ac814c91184a0d42d2b0fe"))<text:line-break/> <text:s text:c="7"/>(168000, uint256("0x000000000000099e61ea72015e79632f216fe6cb33d7899acb35b75c8303b763"))<text:line-break/> <text:s text:c="7"/>(193000, uint256("0x000000000000059f452a5f7340de6682a977387c17010ff6e6c3bd83ca8b1317"))<text:line-break/> <text:s text:c="7"/>(210000, uint256("0x000000000000048b95347e83192f69cf0366076336c639f9b7228e9ba171342e"))<text:line-break/> <text:s text:c="7"/>(216116, uint256("0x00000000000001b4f4b433e81ee46494af945cf96014816a4e2370f11b23df4e"))<text:line-break/> <text:s text:c="7"/>(225430, uint256("0x00000000000001c108384350f74090433e7fcf79a606b8e797f065b130575932"))<text:line-break/> <text:s text:c="7"/>(250000, uint256("0x000000000000003887df1f29024b06fc2200b55f8af8f35453d7be294df2d214"))<text:line-break/> <text:s text:c="7"/>;<text:line-break/> <text:s text:c="3"/>static const CCheckpointData data = {<text:line-break/> <text:s text:c="7"/>&amp;mapCheckpoints,<text:line-break/> <text:s text:c="7"/>1375533383, // * UNIX timestamp of last checkpoint block<text:line-break/> <text:s text:c="7"/>21491097, <text:s text:c="2"/>// * total number of transactions between genesis and last checkpoint<text:line-break/> <text:s text:c="19"/>// <text:s text:c="2"/>(the tx=... number in the SetBestChain debug.log lines)<text:line-break/> <text:s text:c="7"/>60000.0 <text:s text:c="4"/>// * estimated number of transactions per day after checkpoint<text:line-break/> <text:s text:c="3"/>};</text:p>
      <text:p text:style-name="P41"/>
      <text:p text:style-name="P41">devient</text:p>
      <text:p text:style-name="P41"/>
      <text:p text:style-name="P41"/>
      <text:p text:style-name="P41"/>
      <text:p text:style-name="P50"><text:s/>static MapCheckpoints mapCheckpoints =<text:line-break/> <text:s text:c="7"/>boost::assign::map_list_of<text:line-break/> <text:s text:c="7"/>( 0, <text:soft-page-break/>uint256("0x0000006036353e4336d653b2d82f1630a26c2cae6a1e2f09b8ee0a9f023ed9bd"))<text:line-break/> <text:s text:c="7"/><text:line-break/> <text:s text:c="7"/>;<text:line-break/> <text:s text:c="3"/>static const CCheckpointData data = {<text:line-break/> <text:s text:c="7"/>&amp;mapCheckpoints,<text:line-break/> <text:s text:c="7"/>1419416375, // * UNIX timestamp of last checkpoint block<text:line-break/> <text:s text:c="7"/>0, <text:s text:c="2"/>// * total number of transactions between genesis and last checkpoint<text:line-break/> <text:s text:c="19"/>// <text:s text:c="2"/>(the tx=... number in the SetBestChain debug.log lines)<text:line-break/> <text:s text:c="7"/>300.0 <text:s text:c="4"/>// * estimated number of transactions per day after checkpoint<text:line-break/> <text:s text:c="3"/>};<text:line-break/></text:p>
      <text:p text:style-name="P98">3.9 Définition des nœuds majeurs</text:p>
      <text:p text:style-name="P98"/>
      <text:p text:style-name="P42">Ensuite on définit les nœuds majeurs (ce sont les adresses ip des clients sur qui posséderont une copie certifiée de la blockchain ), <text:span text:style-name="T53">cette opération est nécessaire si vous rendez public votre altcoin.</text:span></text:p>
      <text:p text:style-name="P100">Il suffira alors de lancer sur cette IP une instance de <text:span text:style-name="T55">votre daemon que nous allons compiler dans le chapitre suivant.</text:span></text:p>
      <text:p text:style-name="P42"/>
      <text:p text:style-name="P43">dans src/net.cpp à la ligne 1193</text:p>
      <text:p text:style-name="P43"/>
      <text:p text:style-name="P43">static const char *strMainNetDNSSeed[][2] = {<text:line-break/> <text:s text:c="3"/>{"bitcoin.sipa.be", "seed.bitcoin.sipa.be"},<text:line-break/> <text:s text:c="3"/>{"bluematt.me", "dnsseed.bluematt.me"},<text:line-break/> <text:s text:c="3"/>{"dashjr.org", "dnsseed.bitcoin.dashjr.org"},<text:line-break/> <text:s text:c="3"/>{"xf2.org", "bitseed.xf2.org"},<text:line-break/> <text:s text:c="3"/>{NULL, NULL}<text:line-break/>};</text:p>
      <text:p text:style-name="P43"/>
      <text:p text:style-name="P43">devient </text:p>
      <text:p text:style-name="P43"/>
      <text:p text:style-name="P43">static const char *strMainNetDNSSeed[][2] = {<text:line-break/> <text:s text:c="2"/><text:line-break/> <text:s text:c="3"/>{NULL, NULL}<text:line-break/>};</text:p>
      <text:p text:style-name="P43"/>
      <text:p text:style-name="P101">4. Compilation</text:p>
      <text:p text:style-name="P101"/>
      <text:p text:style-name="P102">4.1 Compilation sous <text:span text:style-name="T54">Ubuntu</text:span></text:p>
      <text:p text:style-name="P44"/>
      <text:p text:style-name="P103">L'étape suivante est la compilation <text:span text:style-name="T22">dans un premier temps sur Ubuntu il faudra installer composant nécessaire : </text:span></text:p>
      <text:p text:style-name="P45"/>
      <text:p text:style-name="P45"><text:span text:style-name="T23">s</text:span><text:span text:style-name="T15">udo apt-get install build-essential libboost-all-dev libcurl4-openssl-dev libdb5.1-dev libdb5.1++-dev git qt-sdk libminiupnpc-dev </text:span><text:span text:style-name="T16">libssl-dev</text:span></text:p>
      <text:p text:style-name="P45"><text:span text:style-name="T16"/></text:p>
      <text:p text:style-name="P105">Copier vos sources dans un répertoire de votre machine virtuelle <text:span text:style-name="T54">Ubuntu</text:span> </text:p>
      <text:p text:style-name="P47"/>
      <text:p text:style-name="P46"><text:span text:style-name="T15">Puis ensuite en allant dans le répertoire src /</text:span><text:span text:style-name="T18">levedb </text:span></text:p>
      <text:p text:style-name="P46"/>
      <text:p text:style-name="P29">chmod 755 build*</text:p>
      <text:p text:style-name="P48"/>
      <text:p text:style-name="P30">et on compile leveldb</text:p>
      <text:p text:style-name="P49"><text:soft-page-break/></text:p>
      <text:p text:style-name="P30">make libleveldb.a libmemenv.a</text:p>
      <text:p text:style-name="P48"/>
      <text:p text:style-name="P48">puis de nouveau dans src et tapez <text:span text:style-name="T25">make -f</text:span> <text:span text:style-name="T16">makefile.</text:span><text:span text:style-name="T19">unix</text:span><text:span text:style-name="T16"> </text:span><text:span text:style-name="T17">vous devriez avoir un testcoind dans le répertoire à la fin de la compilation</text:span></text:p>
      <text:p text:style-name="P45"/>
      <text:p text:style-name="P52">ensuite on execute strip testcoind afin de rétrecir l'executable</text:p>
      <text:p text:style-name="P52"/>
      <text:p text:style-name="P53">on l'execute : ./testcoind &amp;</text:p>
      <text:p text:style-name="P53"/>
      <text:p text:style-name="P53">au bout de quelques secondes un message apparaît : </text:p>
      <text:p text:style-name="P53"/>
      <text:p text:style-name="P56">/home/administrateur/.testcoin/testcoin.conf</text:p>
      <text:p text:style-name="P56">It is recommended you use the following random password:</text:p>
      <text:p text:style-name="P56">rpcuser=testcoinrpc</text:p>
      <text:p text:style-name="P56">rpcpassword=595S2Fd4EM8KT3ktnUmooE81zLc4n1e73rmmdCT7q4YJ</text:p>
      <text:p text:style-name="P56">(you do not need to remember this password)</text:p>
      <text:p text:style-name="P56">The username and password MUST NOT be the same.</text:p>
      <text:p text:style-name="P56"/>
      <text:p text:style-name="P56">Vous devez créer un fichier testcoin.conf dans le répertoire .testcoin de votre profil actuel (ici administrateur) et ajouter : </text:p>
      <text:p text:style-name="P56"/>
      <text:p text:style-name="P56">rpcuser=testcoinrpc</text:p>
      <text:p text:style-name="P56">rpcpassword=595S2Fd4EM8KT3ktnUmooE81zLc4n1e73rmmdCT7q4YJ</text:p>
      <text:p text:style-name="P56"/>
      <text:p text:style-name="P57">Une fois ce fichier crée vous relancer votre instance du daemon :</text:p>
      <text:p text:style-name="P57"/>
      <text:p text:style-name="P57">./testcoind &amp;</text:p>
      <text:p text:style-name="P57"/>
      <text:p text:style-name="P58">puis vous lancer ./testcoind getinfo</text:p>
      <text:p text:style-name="P58">vous obtenez normalement :</text:p>
      <text:p text:style-name="P58"/>
      <text:p text:style-name="P58">{</text:p>
      <text:p text:style-name="P58"><text:s text:c="4"/>"version" : 80600,</text:p>
      <text:p text:style-name="P58"><text:s text:c="4"/>"protocolversion" : 70001,</text:p>
      <text:p text:style-name="P58"><text:s text:c="4"/>"walletversion" : 60000,</text:p>
      <text:p text:style-name="P58"><text:s text:c="4"/>"balance" : 0.00000000,</text:p>
      <text:p text:style-name="P58"><text:s text:c="4"/>"blocks" : 0,</text:p>
      <text:p text:style-name="P58"><text:s text:c="4"/>"timeoffset" : 0,</text:p>
      <text:p text:style-name="P58"><text:s text:c="4"/>"connections" : 0,</text:p>
      <text:p text:style-name="P58"><text:s text:c="4"/>"proxy" : "",</text:p>
      <text:p text:style-name="P58"><text:s text:c="4"/>"difficulty" : 0.00024414,</text:p>
      <text:p text:style-name="P58"><text:s text:c="4"/>"testnet" : false,</text:p>
      <text:p text:style-name="P58"><text:s text:c="4"/>"keypoololdest" : 1419426388,</text:p>
      <text:p text:style-name="P58"><text:s text:c="4"/>"keypoolsize" : 101,</text:p>
      <text:p text:style-name="P58"><text:s text:c="4"/>"paytxfee" : 0.00000000,</text:p>
      <text:p text:style-name="P58"><text:s text:c="4"/>"errors" : ""</text:p>
      <text:p text:style-name="P58">}</text:p>
      <text:p text:style-name="P58"/>
      <text:p text:style-name="P58">Votre daemon fonctionne !!!</text:p>
      <text:p text:style-name="P58"/>
      <text:p text:style-name="P59">Stoppons le avec la commande ./testcoind stop</text:p>
      <text:p text:style-name="P58"><text:soft-page-break/></text:p>
      <text:p text:style-name="P108">4.2 Compilation sous Windows</text:p>
      <text:p text:style-name="P108"/>
      <text:p text:style-name="P107">Désormais <text:span text:style-name="T60">on s'attaque à</text:span> la compilation du daemon et du <text:span text:style-name="T58">Wallet</text:span> <text:span text:style-name="T59">QT </text:span>sur <text:span text:style-name="T56">Windows</text:span></text:p>
      <text:p text:style-name="P58"/>
      <text:p text:style-name="P59">Pour ça j'ai récupérer un script qui permet d'automatiser cette tache, je l'ai pris dans ce dépôt :</text:p>
      <text:p text:style-name="P59"/>
      <text:p text:style-name="P59"><text:a xlink:type="simple" xlink:href="https://github.com/phelixbtc/bitcoin/tree/0.8.5-EWB" text:style-name="Internet_20_link" text:visited-style-name="Visited_20_Internet_20_Link">https://github.com/phelixbtc/bitcoin/tree/0.8.5-EWB</text:a></text:p>
      <text:p text:style-name="P59"/>
      <text:p text:style-name="P59">Dans mon projet il se trouve dans contrib/<text:span text:style-name="T27">easywinbuilder</text:span></text:p>
      <text:p text:style-name="P59"/>
      <text:p text:style-name="P60">Il suffit alors simplement d'éxecuter le fichier : __all_easywinbuilder.bat</text:p>
      <text:p text:style-name="P60"/>
      <text:p text:style-name="P60">et de suivre les instructions à l'écran, à la fin vous devez avoir un testcoind.exe et un répertoire de build avec votre <text:span text:style-name="T57">Wallet</text:span> QT</text:p>
      <text:p text:style-name="P60"/>
      <text:p text:style-name="P110">5. Minage de votre altcoin</text:p>
      <text:p text:style-name="P60"/>
      <text:p text:style-name="P60"><text:span text:style-name="T28">Étape</text:span> suivante et la plus intéressante le test pour vérifier le minage de vos coins :</text:p>
      <text:p text:style-name="P60"/>
      <text:p text:style-name="P61">On va lancer l’exécutable <text:span text:style-name="T56">Windows </text:span>, il faut prendre le fichier testcoind.exe présent dans le répertoire source et le mettre dans un autre répertoire, on va aussi y copier les fichiers :</text:p>
      <text:p text:style-name="P61"/>
      <text:p text:style-name="P61">libgcc_s_dw2-1.dll</text:p>
      <text:p text:style-name="P61">libstdc++-6.dll</text:p>
      <text:p text:style-name="P61">mingwm10.dll</text:p>
      <text:p text:style-name="P61"/>
      <text:p text:style-name="P61">présents dans le répertoire release (celui ou se trouve le protefeuille Qt)</text:p>
      <text:p text:style-name="P61"/>
      <text:p text:style-name="P62">On ouvre une fenêtre de commande cmd et on lance testcoind</text:p>
      <text:p text:style-name="P62"/>
      <text:p text:style-name="P62">On a le même message d'erreur que sur la version ubuntu qui demande de créer un mot de passe RPC, il faudra donc créer le fichier testcoin.conf dans </text:p>
      <text:p text:style-name="P62">C:\Users\&lt;utilisateur&gt;\AppData\Roaming\Testcoin</text:p>
      <text:p text:style-name="P62"/>
      <text:p text:style-name="P63">Il faut lancer ensuite la machine virtuelle avec Ubuntu, et connaître son adresse IP , pour cela on utilise la commande ifconfig.</text:p>
      <text:p text:style-name="P63"/>
      <text:p text:style-name="P64">Dans notre cas 192.168.0.<text:span text:style-name="T33">1</text:span>53</text:p>
      <text:p text:style-name="P64"/>
      <text:p text:style-name="P64">Puis celle de notre PC sous windows (avec ce coup ci la commande ipconfig que l'on execute dans une fenêtre de commande)</text:p>
      <text:p text:style-name="P64"/>
      <text:p text:style-name="P65">Dans notre cas 192.168.0.150</text:p>
      <text:p text:style-name="P65"/>
      <text:p text:style-name="P66">On va donc lancer nos 2 testcoind,</text:p>
      <text:p text:style-name="P66"/>
      <text:p text:style-name="P66"><text:span text:style-name="T30">On va rajouter une ligne addnode=192.168.0.150 dans /home/&lt;utilisateur&gt;/.testcoin/testcoin.conf</text:span></text:p>
      <text:p text:style-name="P66"/>
      <text:p text:style-name="P66">on lance donc ./testcoind <text:s/>&amp;</text:p>
      <text:p text:style-name="P66"/>
      <text:p text:style-name="P70">On rajoute aussi une ligne addnode=192.168.0.153 dans <text:soft-page-break/><text:span text:style-name="T29">C:\Users\&lt;utilisateur&gt;\AppData\Roaming\Testcoin</text:span>\testcoin.conf</text:p>
      <text:p text:style-name="P70"/>
      <text:p text:style-name="P67">Puis on lance sur windows dans une fenêtre de commande, en le connectant sur la machine Ubuntu</text:p>
      <text:p text:style-name="P67"/>
      <text:p text:style-name="P68">testcoind <text:s/></text:p>
      <text:p text:style-name="P68"/>
      <text:p text:style-name="P69">on retourne sur la machine Ubuntu et on execute la commande ./testcoind getinfo</text:p>
      <text:p text:style-name="P69"/>
      <text:p text:style-name="P71">et on a le message suivant :</text:p>
      <text:p text:style-name="P71"/>
      <text:p text:style-name="P72">{</text:p>
      <text:p text:style-name="P72"><text:s text:c="4"/>"version" : 80600,</text:p>
      <text:p text:style-name="P72"><text:s text:c="4"/>"protocolversion" : 70001,</text:p>
      <text:p text:style-name="P72"><text:s text:c="4"/>"walletversion" : 60000,</text:p>
      <text:p text:style-name="P72"><text:s text:c="4"/>"balance" : 0.00000000,</text:p>
      <text:p text:style-name="P72"><text:s text:c="4"/>"blocks" : 0,</text:p>
      <text:p text:style-name="P72"><text:s text:c="4"/>"timeoffset" : 0,</text:p>
      <text:p text:style-name="P72"><text:s text:c="4"/>"connections" : 1,</text:p>
      <text:p text:style-name="P72"><text:s text:c="4"/>"proxy" : "",</text:p>
      <text:p text:style-name="P72"><text:s text:c="4"/>"difficulty" : 0.00024414,</text:p>
      <text:p text:style-name="P72"><text:s text:c="4"/>"testnet" : false,</text:p>
      <text:p text:style-name="P72"><text:s text:c="4"/>"keypoololdest" : 1420445245,</text:p>
      <text:p text:style-name="P72"><text:s text:c="4"/>"keypoolsize" : 101,</text:p>
      <text:p text:style-name="P72"><text:s text:c="4"/>"paytxfee" : 0.00000000,</text:p>
      <text:p text:style-name="P72"><text:s text:c="4"/>"errors" : ""</text:p>
      <text:p text:style-name="P72">}</text:p>
      <text:p text:style-name="P72"/>
      <text:p text:style-name="P72">connections = 1 spécifie que la connexion est effectué entre les 2 machines.</text:p>
      <text:p text:style-name="P72"/>
      <text:p text:style-name="P73">On va pouvoir lancer le minage sur la machine ubuntu :</text:p>
      <text:p text:style-name="P73"/>
      <text:p text:style-name="P73">./testcoind getnewaddress « «  permet de créer une adresse dans le portefeuille</text:p>
      <text:p text:style-name="P73"/>
      <text:p text:style-name="P74">on lance le minage :</text:p>
      <text:p text:style-name="P74"/>
      <text:p text:style-name="P74">./testcoind setgenerate true 16</text:p>
      <text:p text:style-name="P74"/>
      <text:p text:style-name="P75">On lance la commande :</text:p>
      <text:p text:style-name="P75"/>
      <text:p text:style-name="P75">./testcoind getmininginfo</text:p>
      <text:p text:style-name="P75"/>
      <text:p text:style-name="P75">la valeur hashpersec est supérieure à zéro on est donc en train de miner, si vous avez choisi une difficulté restreinte les blocs vont se créer rapidement…</text:p>
      <text:p text:style-name="P75"/>
      <text:p text:style-name="P76">en lançant ./testcoind getbalance au bout de quelques minutes vous devriez avoir un chiffre supérieur à zéro ça y est vous avez miné vos premiers altcoins….</text:p>
      <text:p text:style-name="P76"/>
      <text:p text:style-name="P115">Vos daemon peuvent être utilisés pour l'ensemble des opérations sur votre réseau d'altcoin, vous pouvez trouver une liste des commandes disponible à cette adresse : </text:p>
      <text:p text:style-name="P115"/>
      <text:p text:style-name="P115">https://en.bitcoin.it/wiki/Original_Bitcoin_client/API_calls_list</text:p>
      <text:p text:style-name="P76"/>
      <text:p text:style-name="P78"><text:soft-page-break/>L'étape suivante consistera à mettre en « production » votre altcoin, pour ceci vous devrez donc mettre votre <text:span text:style-name="T61">daemon </text:span>sur un serveur accessible, <text:span text:style-name="T31">mettre son adresse ip dans dans src/net.cpp à la ligne 1193 et ensuite c'est la grande aventure, sachez néanmoins qu'il est très risqué d'utiliser à petite échelle votre monnaie… </text:span></text:p>
      <text:p text:style-name="P78"/>
      <text:p text:style-name="P113">6. Transfert de vos altcoins minés</text:p>
      <text:p text:style-name="P79"/>
      <text:p text:style-name="P79">La dernière étape est de transférer vos altcoins crée vers votre portefeuille Qt sur votre machine Windows.</text:p>
      <text:p text:style-name="P79"/>
      <text:p text:style-name="P79">Pour ceci vous allez récupérer votre répertoire release, il contient <text:span text:style-name="T32">testcoin-qt.exe</text:span></text:p>
      <text:p text:style-name="P79"/>
      <text:p text:style-name="P80">En lançant votre programme vous obtenez une interface de portefeuille dans l'onglet Recevoir vous avez une adresse en faisant clic droit dessus vous pouvez la copier <text:span text:style-name="T62">dans votre clipboard</text:span>, l'étape suivante et de transférer des fonds vers cette adresse. On va sur la machine ubuntu et on tape la commande suivante : </text:p>
      <text:p text:style-name="P80">./testcoind sendtoaddress &lt;monaddresse&gt; &lt;nombre de testcoin&gt;</text:p>
      <text:p text:style-name="P80"/>
      <text:p text:style-name="P80">Aussitôt vous devriez voir arriver vos fonds dans votre portefeuille avec une notification dans la barre de taches…</text:p>
      <text:p text:style-name="P80"/>
      <text:p text:style-name="P81">Voilà vous avez une monnaie pour faire des tests ou utiliser entre amis...</text:p>
      <text:p text:style-name="P80"/>
      <text:p text:style-name="P80"/>
      <text:p text:style-name="P79"/>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3T14:07:24.629000000</meta:creation-date>
    <meta:generator>LibreOffice/4.3.4.1$Windows_x86 LibreOffice_project/bc356b2f991740509f321d70e4512a6a54c5f243</meta:generator>
    <dc:date>2015-01-06T11:56:51.169000000</dc:date>
    <meta:editing-duration>PT3H40M16S</meta:editing-duration>
    <meta:editing-cycles>172</meta:editing-cycles>
    <meta:document-statistic meta:table-count="0" meta:image-count="0" meta:object-count="0" meta:page-count="13" meta:paragraph-count="271" meta:word-count="2872" meta:character-count="20354" meta:non-whitespace-character-count="17138"/>
  </office:meta>
</office:document-meta>
</file>